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0pt" style:font-size-asian="10pt" style:font-size-complex="10pt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style:font-name="Hack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libosdp Test Program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2595_1461553674" text:style-name="Index_20_Link" text:visited-style-name="Index_20_Link">For TLS<text:tab/>1</text:a></text:p>
          <text:p text:style-name="P4"><text:a xlink:type="simple" xlink:href="#__RefHeading__2597_1461553674" text:style-name="Index_20_Link" text:visited-style-name="Index_20_Link">Configuration<text:tab/>1</text:a></text:p>
          <text:p text:style-name="P3"><text:a xlink:type="simple" xlink:href="#__RefHeading__2608_1461553674" text:style-name="Index_20_Link" text:visited-style-name="Index_20_Link">Roles Summary<text:tab/>1</text:a></text:p>
          <text:p text:style-name="P3"><text:a xlink:type="simple" xlink:href="#__RefHeading__2610_1461553674" text:style-name="Index_20_Link" text:visited-style-name="Index_20_Link">Certificates<text:tab/>1</text:a></text:p>
          <text:p text:style-name="P3"><text:a xlink:type="simple" xlink:href="#__RefHeading__2599_1461553674" text:style-name="Index_20_Link" text:visited-style-name="Index_20_Link">Files<text:tab/>1</text:a></text:p>
          <text:p text:style-name="P3"><text:a xlink:type="simple" xlink:href="#__RefHeading__2601_1461553674" text:style-name="Index_20_Link" text:visited-style-name="Index_20_Link">PD configuration<text:tab/>1</text:a></text:p>
          <text:p text:style-name="P3"><text:a xlink:type="simple" xlink:href="#__RefHeading__2612_1461553674" text:style-name="Index_20_Link" text:visited-style-name="Index_20_Link">CP Configuration<text:tab/>2</text:a></text:p>
          <text:p text:style-name="P3"><text:a xlink:type="simple" xlink:href="#__RefHeading__2603_1461553674" text:style-name="Index_20_Link" text:visited-style-name="Index_20_Link">Demo VM<text:tab/>2</text:a></text:p>
        </text:index-body>
      </text:table-of-content>
      <text:p text:style-name="Standard"/>
      <text:h text:style-name="Heading_20_1" text:outline-level="1"><text:bookmark-start text:name="__RefHeading__2595_1461553674"/>For TLS<text:bookmark-end text:name="__RefHeading__2595_1461553674"/></text:h>
      <text:p text:style-name="Standard"/>
      <text:p text:style-name="Standard">osdp-net-server and osdp-net-client are the TLS server and client respectively. <text:s/>Each one runs the open-osdp code. <text:s/>Configuration details are read from open-osdp-params.json.</text:p>
      <text:p text:style-name="Standard"/>
      <text:h text:style-name="Heading_20_2" text:outline-level="2"><text:bookmark-start text:name="__RefHeading__2597_1461553674"/>Configuration<text:bookmark-end text:name="__RefHeading__2597_1461553674"/></text:h>
      <text:h text:style-name="Heading_20_3" text:outline-level="3"><text:bookmark-start text:name="__RefHeading__2608_1461553674"/>Roles Summary<text:bookmark-end text:name="__RefHeading__2608_1461553674"/></text:h>
      <text:p text:style-name="Text_20_body">the OSDP role (CP or PD) is based on the config file value. <text:s/>In the networking cases either the PD or the CP can be listening for a network connection from the other end.</text:p>
      <text:h text:style-name="Heading_20_3" text:outline-level="3"><text:bookmark-start text:name="__RefHeading__2610_1461553674"/>Certificates<text:bookmark-end text:name="__RefHeading__2610_1461553674"/></text:h>
      <text:p text:style-name="Text_20_body">Both sides need certificates and keys. <text:s/>Each side has to be configured to trust the root that issued the other end's cert. <text:s/>For the test program, the Common Name field of the Subject Name must be set in the config file as GnuTLS checks this.</text:p>
      <text:h text:style-name="Heading_20_3" text:outline-level="3"><text:bookmark-start text:name="__RefHeading__2599_1461553674"/>Files<text:bookmark-end text:name="__RefHeading__2599_1461553674"/></text:h>
      <text:p text:style-name="Text_20_body">"make release" makes a file structure starting at opt, built to be loaded from the root. <text:s/>The directory structure is</text:p>
      <text:p text:style-name="P1">/opt/open-osdp/bin</text:p>
      <text:p text:style-name="P1">/opt/open-osdp/etc</text:p>
      <text:p text:style-name="P1">/opt/open-osdp/run/CP</text:p>
      <text:p text:style-name="P1">/opt/open-osdp/run/PD</text:p>
      <text:p text:style-name="P1"/>
      <text:p text:style-name="Standard">bin - programs osdp-net-client, osdp-net-server</text:p>
      <text:p text:style-name="Standard">etc - certificate files ca_keys.pem (for root key), key.pem (private key for server), cert.pem (certificate for server), client_key.pem (private key for client), client_cert.pem (cert for client.)</text:p>
      <text:p text:style-name="Standard">run/CP - directory where CP is run</text:p>
      <text:p text:style-name="Standard">run/PD - directory where PD is run</text:p>
      <text:p text:style-name="Standard">run/MON - directory where Monitoring is run</text:p>
      <text:h text:style-name="Heading_20_3" text:outline-level="3"><text:bookmark-start text:name="__RefHeading__2601_1461553674"/>PD configuration<text:bookmark-end text:name="__RefHeading__2601_1461553674"/></text:h>
      <text:p text:style-name="Standard">run in /opt/open-osdp/run/PD. <text:s/>run the program /opt/open-osdp/bin/osdp-net-server. <text:s/>it writes to <text:soft-page-break/>open_ospd.log, it reads it's config from open-osdp-params.json.</text:p>
      <text:p text:style-name="Standard"/>
      <text:p text:style-name="Standard"><text:s text:c="2"/>set it to be the PD</text:p>
      <text:p text:style-name="Standard"><text:s text:c="2"/>set the verbosity</text:p>
      <text:p text:style-name="Standard"><text:s text:c="2"/>set the fqdn to the CN field of the other end's certificate.</text:p>
      <text:p text:style-name="Standard"><text:s text:c="2"/>if it's the client set the ip address of the server</text:p>
      <text:p text:style-name="Standard"><text:s text:c="2"/>set the test card data</text:p>
      <text:p text:style-name="Standard"/>
      <text:p text:style-name="Standard">An example configuration is in the doc directory as <text:span text:style-name="T1">open-osdp-params-PD.json</text:span></text:p>
      <text:h text:style-name="Heading_20_3" text:outline-level="3"><text:bookmark-start text:name="__RefHeading__2612_1461553674"/>CP Configuration<text:bookmark-end text:name="__RefHeading__2612_1461553674"/></text:h>
      <text:p text:style-name="Standard">run in /opt/open-osdp/run/CP. <text:s/>run the program /opt/open-osdp/bin/osdp-net-client. <text:s/>it writes to open_ospd.log, it reads it's config from open-osdp-params.json. <text:s/>There has to be something listening at the destination address or else the program fails.</text:p>
      <text:p text:style-name="Standard"/>
      <text:p text:style-name="Standard">in /opt/open-osdp/run/CP</text:p>
      <text:p text:style-name="Standard"><text:s text:c="2"/>file open-osdp-params.json is the config file</text:p>
      <text:p text:style-name="Standard"><text:s text:c="2"/>set it to be the CP</text:p>
      <text:p text:style-name="Standard"><text:s text:c="2"/>set the verbosity</text:p>
      <text:p text:style-name="Standard"><text:s text:c="2"/>set the fqdn to the CN field of the other end's certificate.</text:p>
      <text:p text:style-name="Standard"><text:s text:c="2"/>if it's the client set the ip address of the server</text:p>
      <text:p text:style-name="Standard"/>
      <text:p text:style-name="Standard">An example configuration is in the doc directory as <text:span text:style-name="T1">open-osdp-params-CP.json</text:span></text:p>
      <text:h text:style-name="Heading_20_3" text:outline-level="3"><text:bookmark-start text:name="__RefHeading__2603_1461553674"/>Demo VM<text:bookmark-end text:name="__RefHeading__2603_1461553674"/></text:h>
      <text:p text:style-name="Standard">See separate documentation. <text:s/>This is a Debian 7 vm running the code out of /opt/open-ospd. with a web server on port 80 running a UI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7:19:58</meta:creation-date>
    <dc:date>2016-03-28T17:47:42</dc:date>
    <meta:editing-duration>PT12M13S</meta:editing-duration>
    <meta:editing-cycles>1</meta:editing-cycles>
    <meta:document-statistic meta:table-count="0" meta:image-count="0" meta:object-count="0" meta:page-count="2" meta:paragraph-count="47" meta:word-count="388" meta:character-count="2466" meta:non-whitespace-character-count="2093"/>
    <meta:generator>LibreOffice/3.5$Linux_X86_64 LibreOffice_project/350m1$Build-2</meta:generator>
  </office:meta>
</office:document-meta>
</file>